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0ee790" style:font-size-asian="16pt" style:font-size-complex="16pt"/>
    </style:style>
    <style:style style:name="P2" style:family="paragraph" style:parent-style-name="Standard">
      <style:text-properties officeooo:rsid="001da7f1" officeooo:paragraph-rsid="000ee790"/>
    </style:style>
    <style:style style:name="P3" style:family="paragraph" style:parent-style-name="Standard">
      <style:text-properties fo:font-weight="normal" officeooo:rsid="001da7f1" officeooo:paragraph-rsid="000ee79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3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istema de monitoreo de índice UV</text:span></text:p>
      <text:p text:style-name="P1"><text:span text:style-name="T1"/></text:p>
      <text:p text:style-name="P2"><text:span text:style-name="T1">Objetivo</text:span></text:p>
      <text:p text:style-name="P3">Desarrollar un sitio web donde las persona puedan visualizar el tiempo real el indice UV, donde podrá descargar los datos de la mediciones los cuales se encuentra en el servidor.</text:p>
      <text:p text:style-name="P2"><text:span text:style-name="T1">Requerimiento del cliente</text:span></text:p>
      <text:p text:style-name="P3">Se <text:s/>requiere que la pagina pueda verse en cualquier dispositivo, donde las personas puedan <text:span text:style-name="T2">ver en tiempo real el indice UV así como la temperatura y humedad.<text:line-break/><text:line-break/>También que los usuarios <text:s/>se registren para que puedan descargar las mediciones, esto con el fin de que la comunidad <text:s/>disponga de estos datos para sus proyect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6:32:23.550902586</meta:creation-date>
    <dc:date>2025-02-18T16:36:08.355111610</dc:date>
    <meta:editing-duration>PT3M46S</meta:editing-duration>
    <meta:editing-cycles>1</meta:editing-cycles>
    <meta:document-statistic meta:table-count="0" meta:image-count="0" meta:object-count="0" meta:page-count="1" meta:paragraph-count="5" meta:word-count="94" meta:character-count="564" meta:non-whitespace-character-count="471"/>
    <meta:generator>LibreOffice/24.8.4.2$Linux_X86_64 LibreOffice_project/bb3cfa12c7b1bf994ecc5649a80400d06cd71002</meta:generator>
  </office:meta>
</office:document-meta>
</file>